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47cm" svg:stroke-color="#7b3d00" draw:marker-start-width="1.47cm" draw:marker-end-width="1.47cm" draw:fill="none" draw:fill-color="#7b3d00" loext:fill-use-slide-background="false" draw:textarea-horizontal-align="justify" draw:textarea-vertical-align="middle" draw:auto-grow-height="false" fo:min-height="1.083cm" fo:min-width="8.913cm" fo:padding-top="0.548cm" fo:padding-bottom="0.548cm" fo:padding-left="0.673cm" fo:padding-right="0.67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4" style:family="graphic" style:parent-style-name="standard">
      <style:graphic-properties svg:stroke-width="0.423cm" svg:stroke-color="#666666" draw:marker-start-width="0.834cm" draw:marker-end-width="0.834cm" draw:fill-color="#ff7b59" draw:textarea-vertical-align="middle" fo:padding-top="0.336cm" fo:padding-bottom="0.336cm" fo:padding-left="0.461cm" fo:padding-right="0.461cm" loext:decorative="false"/>
    </style:style>
    <style:style style:name="gr5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.6cm" fo:min-width="0.35cm" fo:padding-top="0.336cm" fo:padding-bottom="0.336cm" fo:padding-left="0.461cm" fo:padding-right="0.461cm" loext:decorative="false"/>
    </style:style>
    <style:style style:name="gr6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7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1.64cm" fo:min-width="1.289cm" fo:padding-top="0.336cm" fo:padding-bottom="0.336cm" fo:padding-left="0.461cm" fo:padding-right="0.461cm" loext:decorative="false"/>
    </style:style>
    <style:style style:name="gr8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.589cm" fo:min-width="0.289cm" fo:padding-top="0.336cm" fo:padding-bottom="0.336cm" fo:padding-left="0.461cm" fo:padding-right="0.461cm" loext:decorative="false"/>
    </style:style>
    <style:style style:name="gr9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0cm" fo:min-width="0.689cm" fo:padding-top="0.231cm" fo:padding-bottom="0.231cm" fo:padding-left="0.356cm" fo:padding-right="0.356cm" loext:decorative="false"/>
    </style:style>
    <style:style style:name="gr10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cm" fo:min-width="4.342cm" fo:padding-top="0.336cm" fo:padding-bottom="0.336cm" fo:padding-left="0.461cm" fo:padding-right="0.461cm" loext:decorative="false"/>
    </style:style>
    <style:style style:name="gr11" style:family="graphic" style:parent-style-name="standard">
      <style:graphic-properties svg:stroke-width="0.423cm" svg:stroke-color="#666666" draw:marker-start-width="0.834cm" draw:marker-end-width="0.834cm" draw:fill="solid" draw:fill-color="#ffd428" loext:fill-use-slide-background="false" draw:textarea-horizontal-align="justify" draw:textarea-vertical-align="middle" draw:auto-grow-height="false" fo:min-height="5.954cm" fo:min-width="4.089cm" fo:padding-top="0.336cm" fo:padding-bottom="0.336cm" fo:padding-left="0.461cm" fo:padding-right="0.461cm" loext:decorative="false"/>
    </style:style>
    <style:style style:name="gr12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5cm" fo:min-width="1.876cm" fo:padding-top="0.336cm" fo:padding-bottom="0.336cm" fo:padding-left="0.461cm" fo:padding-right="0.461cm" loext:decorative="false"/>
    </style:style>
    <style:style style:name="gr13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288cm" fo:min-width="1.664cm" fo:padding-top="0.336cm" fo:padding-bottom="0.336cm" fo:padding-left="0.461cm" fo:padding-right="0.461cm" loext:decorative="false"/>
    </style:style>
    <style:style style:name="gr14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1.038cm" fo:min-width="3.928cm" fo:padding-top="0.336cm" fo:padding-bottom="0.336cm" fo:padding-left="0.461cm" fo:padding-right="0.461cm" loext:decorative="false"/>
    </style:style>
    <style:style style:name="gr15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038cm" fo:min-width="0.478cm" fo:padding-top="0.336cm" fo:padding-bottom="0.336cm" fo:padding-left="0.461cm" fo:padding-right="0.461cm" loext:decorative="false"/>
    </style:style>
    <style:style style:name="gr16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6.638cm" fo:min-width="4.089cm" fo:padding-top="0.336cm" fo:padding-bottom="0.336cm" fo:padding-left="0.461cm" fo:padding-right="0.461cm" loext:decorative="false"/>
    </style:style>
    <style:style style:name="gr17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4.038cm" fo:padding-top="0.231cm" fo:padding-bottom="0.231cm" fo:padding-left="0.356cm" fo:padding-right="0.356cm" loext:decorative="false"/>
    </style:style>
    <style:style style:name="gr18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2.288cm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0cm" fo:padding-top="0.231cm" fo:padding-bottom="0.231cm" fo:padding-left="0.356cm" fo:padding-right="0.356cm" loext:decorative="false"/>
    </style:style>
    <style:style style:name="gr20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5.429cm" fo:min-width="3.879cm" fo:padding-top="0.336cm" fo:padding-bottom="0.336cm" fo:padding-left="0.461cm" fo:padding-right="0.461cm" loext:decorative="false"/>
    </style:style>
    <style:style style:name="gr21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1.838cm" fo:min-width="2.288cm" fo:padding-top="0.231cm" fo:padding-bottom="0.231cm" fo:padding-left="0.356cm" fo:padding-right="0.356cm" loext:decorative="false"/>
    </style:style>
    <style:style style:name="gr22" style:family="graphic" style:parent-style-name="standard">
      <style:graphic-properties svg:stroke-width="0.423cm" svg:stroke-color="#666666" draw:marker-start-width="0.834cm" draw:marker-end-width="0.834cm" draw:textarea-horizontal-align="justify" draw:textarea-vertical-align="middle" draw:auto-grow-height="false" fo:min-height="0.542cm" fo:min-width="0.292cm" fo:padding-top="0.336cm" fo:padding-bottom="0.336cm" fo:padding-left="0.461cm" fo:padding-right="0.461cm" loext:decorative="false"/>
    </style:style>
    <style:style style:name="gr23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13cm" fo:min-width="0cm" fo:padding-top="0.231cm" fo:padding-bottom="0.231cm" fo:padding-left="0.356cm" fo:padding-right="0.356cm" loext:decorative="false"/>
    </style:style>
    <style:style style:name="gr24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5.744cm" fo:min-width="3.879cm" fo:padding-top="0.336cm" fo:padding-bottom="0.336cm" fo:padding-left="0.461cm" fo:padding-right="0.461cm" loext:decorative="false"/>
    </style:style>
    <style:style style:name="gr25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6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216cm" fo:min-width="0cm" fo:padding-top="0.231cm" fo:padding-bottom="0.231cm" fo:padding-left="0.356cm" fo:padding-right="0.356cm" loext:decorative="false"/>
    </style:style>
    <style:style style:name="gr27" style:family="graphic" style:parent-style-name="standard">
      <style:graphic-properties svg:stroke-width="0.423cm" svg:stroke-color="#666666" draw:marker-start-width="0.834cm" draw:marker-end-width="0.834cm" draw:fill="solid" draw:fill-color="#b7b3ca" loext:fill-use-slide-background="false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8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29" style:family="graphic" style:parent-style-name="standard">
      <style:graphic-properties svg:stroke-width="0.423cm" svg:stroke-color="#7b3d00" draw:marker-start-width="0.834cm" draw:marker-end-width="0.834cm" draw:fill="none" loext:fill-use-slide-background="false" draw:textarea-horizontal-align="justify" draw:textarea-vertical-align="middle" draw:auto-grow-height="false" fo:min-height="0.308cm" fo:min-width="0.9cm" fo:padding-top="0.336cm" fo:padding-bottom="0.336cm" fo:padding-left="0.461cm" fo:padding-right="0.461cm" loext:decorative="false"/>
    </style:style>
    <style:style style:name="gr30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1.803cm" fo:min-width="1.553cm" fo:padding-top="0.336cm" fo:padding-bottom="0.336cm" fo:padding-left="0.461cm" fo:padding-right="0.461cm" loext:decorative="false"/>
    </style:style>
    <style:style style:name="gr31" style:family="graphic" style:parent-style-name="standard">
      <style:graphic-properties svg:stroke-width="0.423cm" svg:stroke-color="#666666" draw:marker-start-width="0.834cm" draw:marker-end-width="0.834cm" draw:fill-color="#c9211e" draw:textarea-horizontal-align="justify" draw:textarea-vertical-align="middle" draw:auto-grow-height="false" fo:min-height="0.39cm" fo:min-width="0.14cm" fo:padding-top="0.336cm" fo:padding-bottom="0.336cm" fo:padding-left="0.461cm" fo:padding-right="0.461cm" loext:decorative="false"/>
    </style:style>
    <style:style style:name="gr3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 loext:decorative="false"/>
    </style:style>
    <style:style style:name="gr3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02cm" fo:min-width="0cm" loext:decorative="false"/>
    </style:style>
    <style:style style:name="gr34" style:family="graphic" style:parent-style-name="standard">
      <style:graphic-properties draw:stroke="none" draw:fill-color="#ff4000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36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37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38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39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40" style:family="graphic" style:parent-style-name="objectwithoutfill">
      <style:graphic-properties draw:stroke="solid"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41" style:family="graphic" style:parent-style-name="standard">
      <style:graphic-properties svg:stroke-width="0.212cm" svg:stroke-color="#666666" draw:marker-start-width="0.518cm" draw:marker-end-width="0.518cm" draw:fill-color="#ff7b59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212cm" svg:stroke-color="#666666" draw:marker-start-width="0.518cm" draw:marker-end-width="0.518cm" draw:fill-color="#ff0000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212cm" svg:stroke-color="#666666" draw:marker-start-width="0.518cm" draw:marker-end-width="0.518cm" draw:fill-color="#666666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4" style:family="graphic">
      <style:graphic-properties loext:decorative="false"/>
    </style:style>
    <style:style style:name="gr45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46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8cm" fo:min-width="2.229cm" fo:padding-top="0.336cm" fo:padding-bottom="0.336cm" fo:padding-left="0.461cm" fo:padding-right="0.461cm" loext:decorative="false"/>
    </style:style>
    <style:style style:name="gr47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9cm" fo:min-width="0cm" fo:padding-top="0.336cm" fo:padding-bottom="0.336cm" fo:padding-left="0.461cm" fo:padding-right="0.461cm" loext:decorative="false"/>
    </style:style>
    <style:style style:name="gr48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49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50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51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1.31cm" fo:min-width="0.654cm" fo:padding-top="0.336cm" fo:padding-bottom="0.336cm" fo:padding-left="0.461cm" fo:padding-right="0.461cm" loext:decorative="false"/>
    </style:style>
    <style:style style:name="gr52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53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54" style:family="graphic" style:parent-style-name="standard">
      <style:graphic-properties svg:stroke-width="0.212cm" svg:stroke-color="#666666" draw:marker-start-width="0.518cm" draw:marker-end-width="0.518cm" draw:fill-color="#ffdbb6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55" style:family="graphic" style:parent-style-name="standard">
      <style:graphic-properties svg:stroke-width="0.212cm" svg:stroke-color="#666666" draw:marker-start-width="0.518cm" draw:marker-end-width="0.518cm" draw:fill-color="#ff8000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56" style:family="graphic" style:parent-style-name="objectwithoutfill">
      <style:graphic-properties draw:stroke="solid" svg:stroke-width="0.212cm" svg:stroke-color="#666666" draw:marker-start-width="0.518cm" draw:marker-end-width="0.518cm" draw:stroke-linejoin="round" svg:stroke-linecap="round" draw:fill="none" draw:textarea-vertical-align="middle" fo:padding-top="0.231cm" fo:padding-bottom="0.231cm" fo:padding-left="0.356cm" fo:padding-right="0.356cm" loext:decorative="false"/>
    </style:style>
    <style:style style:name="gr57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1.31cm" fo:min-width="0.654cm" fo:padding-top="0.231cm" fo:padding-bottom="0.231cm" fo:padding-left="0.356cm" fo:padding-right="0.356cm" loext:decorative="false"/>
    </style:style>
    <style:style style:name="gr58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59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745cm" fo:min-width="1.454cm" fo:padding-top="0.336cm" fo:padding-bottom="0.336cm" fo:padding-left="0.461cm" fo:padding-right="0.461cm" loext:decorative="false"/>
    </style:style>
    <style:style style:name="gr60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61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63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175cm" fo:min-width="0.488cm" fo:padding-top="0.336cm" fo:padding-bottom="0.336cm" fo:padding-left="0.461cm" fo:padding-right="0.461cm" loext:decorative="false"/>
    </style:style>
    <style:style style:name="gr64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65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66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67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68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3.788cm" fo:padding-top="0.231cm" fo:padding-bottom="0.231cm" fo:padding-left="0.356cm" fo:padding-right="0.356cm" loext:decorative="false"/>
    </style:style>
    <style:style style:name="gr69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70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71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2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73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74" style:family="graphic" style:parent-style-name="standard">
      <style:graphic-properties svg:stroke-width="0.423cm" svg:stroke-color="#666666" draw:marker-start-width="0.834cm" draw:marker-end-width="0.834cm" draw:fill-color="#81d41a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75" style:family="graphic" style:parent-style-name="standard">
      <style:graphic-properties svg:stroke-width="0.423cm" svg:stroke-color="#666666" draw:marker-start-width="0.834cm" draw:marker-end-width="0.834cm" draw:fill="solid" draw:fill-color="#e8f2a1" loext:fill-use-slide-background="false" draw:textarea-horizontal-align="justify" draw:textarea-vertical-align="middle" draw:auto-grow-height="false" fo:min-height="0cm" fo:min-width="2.336cm" fo:padding-top="0.336cm" fo:padding-bottom="0.336cm" fo:padding-left="0.461cm" fo:padding-right="0.461cm" loext:decorative="false"/>
    </style:style>
    <style:style style:name="gr76" style:family="graphic" style:parent-style-name="standard">
      <style:graphic-properties svg:stroke-width="0.212cm" svg:stroke-color="#666666" draw:marker-start-width="0.518cm" draw:marker-end-width="0.518cm" draw:fill-color="#81d41a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7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78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79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067cm" fo:min-width="0cm" fo:padding-top="0.231cm" fo:padding-bottom="0.231cm" fo:padding-left="0.356cm" fo:padding-right="0.356cm" loext:decorative="false"/>
    </style:style>
    <style:style style:name="gr80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3.436cm" fo:min-width="2.542cm" fo:padding-top="0.336cm" fo:padding-bottom="0.336cm" fo:padding-left="0.461cm" fo:padding-right="0.461cm" loext:decorative="false"/>
    </style:style>
    <style:style style:name="gr81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83" style:family="graphic" style:parent-style-name="standard">
      <style:graphic-properties svg:stroke-width="0.423cm" svg:stroke-color="#666666" draw:marker-start-width="0.834cm" draw:marker-end-width="0.834cm" draw:fill="solid" draw:fill-color="#729fcf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84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328cm" fo:min-width="2.128cm" fo:padding-top="0.336cm" fo:padding-bottom="0.336cm" fo:padding-left="0.461cm" fo:padding-right="0.461cm" loext:decorative="false"/>
    </style:style>
    <style:style style:name="gr85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86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87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88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style:writing-mode="lr-tb" loext:decorative="false"/>
      <style:paragraph-properties style:writing-mode="lr-tb"/>
    </style:style>
    <style:style style:name="gr89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3.666cm" fo:min-width="0.416cm" fo:padding-top="0.231cm" fo:padding-bottom="0.231cm" fo:padding-left="0.356cm" fo:padding-right="0.356cm" loext:decorative="false"/>
    </style:style>
    <style:style style:name="gr90" style:family="graphic" style:parent-style-name="standard">
      <style:graphic-properties draw:stroke="none" draw:fill-color="#b7b3ca" draw:textarea-horizontal-align="justify" draw:textarea-vertical-align="middle" draw:auto-grow-height="false" fo:min-height="0.5cm" fo:min-width="0.125cm" loext:decorative="false"/>
    </style:style>
    <style:style style:name="gr91" style:family="graphic" style:parent-style-name="standard">
      <style:graphic-properties svg:stroke-width="0.423cm" svg:stroke-color="#666666" draw:marker-start-width="0.834cm" draw:marker-end-width="0.834cm" draw:fill="none" draw:fill-color="#b7b3ca" loext:fill-use-slide-background="false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92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93" style:family="graphic" style:parent-style-name="standard">
      <style:graphic-properties svg:stroke-width="0.212cm" svg:stroke-color="#666666" draw:marker-start-width="0.518cm" draw:marker-end-width="0.518cm" draw:fill-color="#55308d" draw:textarea-horizontal-align="justify" draw:textarea-vertical-align="middle" draw:auto-grow-height="false" fo:min-height="3.826cm" fo:min-width="5.826cm" fo:padding-top="0.231cm" fo:padding-bottom="0.231cm" fo:padding-left="0.356cm" fo:padding-right="0.356cm" loext:decorative="false"/>
    </style:style>
    <style:style style:name="gr94" style:family="graphic" style:parent-style-name="objectwithoutfill">
      <style:graphic-properties draw:stroke="solid" svg:stroke-width="0.423cm" svg:stroke-color="#666666" draw:marker-start-width="0.834cm" draw:marker-end-width="0.834cm" draw:fill="none" draw:textarea-vertical-align="middle" fo:padding-top="0.336cm" fo:padding-bottom="0.336cm" fo:padding-left="0.461cm" fo:padding-right="0.461cm" loext:decorative="false"/>
    </style:style>
    <style:style style:name="gr95" style:family="graphic" style:parent-style-name="standard">
      <style:graphic-properties svg:stroke-width="0.212cm" svg:stroke-color="#666666" draw:marker-start-width="0.518cm" draw:marker-end-width="0.518cm" draw:fill="solid" draw:fill-color="#666666" loext:fill-use-slide-background="false" draw:textarea-horizontal-align="justify" draw:textarea-vertical-align="middle" draw:auto-grow-height="false" fo:min-height="0.684cm" fo:min-width="0.434cm" fo:padding-top="0.231cm" fo:padding-bottom="0.231cm" fo:padding-left="0.356cm" fo:padding-right="0.356cm" loext:decorative="false"/>
    </style:style>
    <style:style style:name="gr96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252cm" fo:min-width="6.289cm" fo:padding-top="0.231cm" fo:padding-bottom="0.231cm" fo:padding-left="0.356cm" fo:padding-right="0.356cm" loext:decorative="false"/>
    </style:style>
    <style:style style:name="gr97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341cm" fo:min-width="6.289cm" fo:padding-top="0.231cm" fo:padding-bottom="0.231cm" fo:padding-left="0.356cm" fo:padding-right="0.356cm" loext:decorative="false"/>
    </style:style>
    <style:style style:name="P1" style:family="paragraph">
      <loext:graphic-properties draw:fill="none" draw:fill-color="#7b3d00"/>
      <style:paragraph-properties fo:text-align="center"/>
    </style:style>
    <style:style style:name="P2" style:family="paragraph">
      <loext:graphic-properties draw:fill="solid" draw:fill-color="#c9211e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solid" draw:fill-color="#ffd428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solid" draw:fill-color="#81d41a"/>
      <style:paragraph-properties fo:text-align="center"/>
    </style:style>
    <style:style style:name="P9" style:family="paragraph">
      <loext:graphic-properties draw:fill-color="#e8f2a1"/>
      <style:paragraph-properties fo:text-align="center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="solid" draw:fill-color="#55308d"/>
      <style:paragraph-properties fo:text-align="center"/>
    </style:style>
    <style:style style:name="P15" style:family="paragraph">
      <loext:graphic-properties draw:fill-color="#b7b3ca"/>
      <style:paragraph-properties fo:text-align="center"/>
    </style:style>
    <style:style style:name="P16" style:family="paragraph">
      <loext:graphic-properties draw:fill="solid" draw:fill-color="#b7b3ca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c9211e"/>
      <style:paragraph-properties fo:text-align="center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-color="#ff4000"/>
      <style:paragraph-properties fo:text-align="center"/>
    </style:style>
    <style:style style:name="P21" style:family="paragraph">
      <loext:graphic-properties draw:fill-color="#ff0000"/>
      <style:paragraph-properties fo:text-align="center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loext:graphic-properties draw:fill-color="#ffdbb6"/>
      <style:paragraph-properties fo:text-align="center"/>
    </style:style>
    <style:style style:name="P24" style:family="paragraph">
      <loext:graphic-properties draw:fill="solid" draw:fill-color="#ff8000"/>
      <style:paragraph-properties fo:text-align="center" style:writing-mode="lr-tb"/>
    </style:style>
    <style:style style:name="P25" style:family="paragraph">
      <loext:graphic-properties draw:fill-color="#ff8000"/>
      <style:paragraph-properties fo:text-align="center"/>
    </style:style>
    <style:style style:name="P26" style:family="paragraph">
      <loext:graphic-properties draw:fill="solid" draw:fill-color="#ffff00"/>
      <style:paragraph-properties fo:text-align="center"/>
    </style:style>
    <style:style style:name="P27" style:family="paragraph">
      <loext:graphic-properties draw:fill-color="#ffd428"/>
      <style:paragraph-properties fo:text-align="center"/>
    </style:style>
    <style:style style:name="P28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29" style:family="paragraph">
      <loext:graphic-properties draw:fill="solid" draw:fill-color="#81d41a"/>
      <style:paragraph-properties fo:text-align="center" style:writing-mode="lr-tb"/>
      <style:text-properties fo:font-size="18pt"/>
    </style:style>
    <style:style style:name="P30" style:family="paragraph">
      <loext:graphic-properties draw:fill-color="#81d41a"/>
      <style:paragraph-properties fo:text-align="center"/>
    </style:style>
    <style:style style:name="P31" style:family="paragraph">
      <loext:graphic-properties draw:fill="solid" draw:fill-color="#e8f2a1"/>
      <style:paragraph-properties fo:text-align="center"/>
    </style:style>
    <style:style style:name="P32" style:family="paragraph">
      <loext:graphic-properties draw:fill="solid" draw:fill-color="#2a6099"/>
      <style:paragraph-properties fo:text-align="center" style:writing-mode="lr-tb"/>
      <style:text-properties fo:font-size="18pt"/>
    </style:style>
    <style:style style:name="P33" style:family="paragraph">
      <loext:graphic-properties draw:fill="solid" draw:fill-color="#729fcf"/>
      <style:paragraph-properties fo:text-align="center"/>
    </style:style>
    <style:style style:name="P34" style:family="paragraph">
      <loext:graphic-properties draw:fill="solid" draw:fill-color="#55308d"/>
      <style:paragraph-properties fo:text-align="center" style:writing-mode="lr-tb"/>
      <style:text-properties fo:font-size="18pt"/>
    </style:style>
    <style:style style:name="P35" style:family="paragraph">
      <loext:graphic-properties draw:fill="none" draw:fill-color="#b7b3ca"/>
      <style:paragraph-properties fo:text-align="center"/>
    </style:style>
    <style:style style:name="P36" style:family="paragraph">
      <loext:graphic-properties draw:fill-color="#55308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4.8cm" svg:height="6.5cm" svg:x="4.59cm" svg:y="2.3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4" draw:text-style-name="P3" draw:layer="layout" svg:width="3cm" svg:height="4.505cm" svg:x="5.49cm" svg:y="6.6cm" draw:kind="cut" draw:start-angle="0.2" draw:end-angle="179.43">
            <text:p/>
          </draw:ellipse>
          <draw:ellipse draw:style-name="gr4" draw:text-style-name="P3" draw:layer="layout" svg:width="4.8cm" svg:height="3.519cm" svg:x="4.59cm" svg:y="0.6cm" draw:kind="cut" draw:start-angle="0.2" draw:end-angle="179.43">
            <text:p/>
          </draw:ellipse>
          <draw:custom-shape draw:style-name="gr5" draw:text-style-name="P3" draw:layer="layout" svg:width="1.5cm" svg:height="1.5cm" svg:x="6.24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officeooo:annotation svg:x="0cm" svg:y="0cm">
          <dc:date>2025-10-17T20:48:25</dc:date>
          <text:p>LibreOffice exports with 96dpi, so set the unit (Extras → Options → … ) to inch. Then set the <text:s/>page size to 4’’.</text:p>
          <text:p>Export with this size to get 384x384px == 6*64</text:p>
          <text:p/>
          <text:p>Export these files as “rails_.png”, where _ is the page number.</text:p>
          <text:p/>
          <text:p/>
          <text:p>Later, use something like</text:p>
          <text:p/>
          <text:p>montage rails[0-6].png -tile 4x2 -background 'transparent' -geometry +0+0 out.png </text:p>
          <text:p/>
          <text:p>to combine to a single image. (montage is part of imagemagick)</text:p>
          <text:p/>
          <text:p>Then:</text:p>
          <text:p>convert out.png -resize 256x128 out2.png</text:p>
          <text:p/>
        </officeooo:annotation>
      </draw:page>
      <draw:page draw:name="page2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8cm" svg:height="6.5cm" svg:x="4.59cm" svg:y="2.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cm" svg:height="2.101cm" svg:x="5.99cm" svg:y="6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.05cm" svg:x="6.49cm" svg:y="3.9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4cm" svg:height="0.15cm" svg:x="6.29cm" svg:y="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4cm" svg:height="0.15cm" svg:x="6.29cm" svg:y="3.80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053cm" svg:height="0.2cm" svg:x="4.447cm" svg:y="2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053cm" svg:height="0.2cm" svg:x="4.447cm" svg:y="8.67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cm" svg:height="6.415cm" svg:x="4.59cm" svg:y="2.4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4.75cm" svg:height="2.25cm" svg:x="4.615cm" svg:y="6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7" draw:layer="layout" svg:width="4.75cm" svg:height="2.25cm" svg:x="4.615cm" svg:y="0.1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.64cm" svg:height="1.5cm" svg:x="4.658cm" svg:y="4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38cm" svg:height="1.5cm" svg:x="4.6cm" svg:y="4.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2.38cm" svg:height="1.5cm" svg:x="7.001cm" svg:y="4.0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8cm" svg:height="7.1cm" svg:x="4.59cm" svg:y="1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4.75cm" svg:height="0.45cm" svg:x="4.6cm" svg:y="4.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2.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1.8cm" svg:x="5.49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cm" svg:height="1.8cm" svg:x="6.74cm" svg:y="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4.8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8cm" svg:height="6.1cm" svg:x="4.59cm" svg:y="2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3cm" svg:height="2.3cm" svg:x="5.49cm" svg:y="6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.5cm" svg:height="4.5cm" svg:x="4.74cm" svg:y="0.43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3" draw:text-style-name="P13" draw:layer="layout" svg:width="2cm" svg:height="2cm" svg:x="5.99cm" svg:y="6.6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6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4.8cm" svg:height="6.415cm" svg:x="4.595cm" svg:y="2.4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4.8cm" svg:height="2.02cm" svg:x="4.595cm" svg:y="0.4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26" draw:text-style-name="P15" draw:layer="layout" svg:width="0.75cm" svg:height="0.75cm" svg:x="5.51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6.62cm" svg:y="3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7.721cm" svg:y="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7.722cm" svg:y="4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6.6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5.5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7" draw:text-style-name="P16" draw:layer="layout" svg:width="4.8cm" svg:height="1.35cm" svg:x="4.595cm" svg:y="7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28" draw:text-style-name="P2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3" draw:layer="layout" svg:width="3.499cm" svg:height="3.499cm" svg:x="2.0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3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8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5" draw:text-style-name="P3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499cm" svg:height="3.499cm" svg:x="2.0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9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7" draw:text-style-name="P2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499cm" svg:height="3.499cm" svg:x="4.7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4.9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1" draw:text-style-name="P18" draw:layer="layout" svg:width="1.5cm" svg:height="1.5cm" svg:x="6.401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5cm" svg:height="1.5cm" svg:x="2.101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Standard">
        <draw:custom-shape draw:style-name="gr38" draw:text-style-name="P3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0" draw:text-style-name="P17" draw:layer="layout" svg:x1="0.7cm" svg:y1="5.111cm" svg:x2="8.2cm" svg:y2="5.111cm">
          <text:p/>
        </draw:line>
        <draw:g draw:style-name="gr2">
          <draw:custom-shape draw:style-name="gr41" draw:text-style-name="P3" draw:layer="layout" svg:width="1.778cm" svg:height="1.778cm" svg:x="5.6cm" svg:y="4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1" draw:layer="layout" svg:width="1.103cm" svg:height="1.103cm" svg:x="5.937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2" draw:layer="layout" svg:width="1.103cm" svg:height="1.103cm" svg:x="3.538cm" svg:y="4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line draw:style-name="gr40" draw:text-style-name="P17" draw:layer="layout" svg:x1="0.7cm" svg:y1="6.53cm" svg:x2="8.2cm" svg:y2="6.53cm">
            <text:p/>
          </draw:line>
          <draw:line draw:style-name="gr40" draw:text-style-name="P17" draw:layer="layout" svg:x1="0.7cm" svg:y1="6.93cm" svg:x2="8.2cm" svg:y2="6.93cm">
            <text:p/>
          </draw:line>
          <draw:line draw:style-name="gr40" draw:text-style-name="P17" draw:layer="layout" svg:x1="0.7cm" svg:y1="3.23cm" svg:x2="8.2cm" svg:y2="3.23cm">
            <text:p/>
          </draw:line>
          <draw:line draw:style-name="gr40" draw:text-style-name="P17" draw:layer="layout" svg:x1="0.7cm" svg:y1="3.63cm" svg:x2="8.2cm" svg:y2="3.63cm">
            <text:p/>
          </draw:line>
        </draw:g>
      </draw:page>
      <draw:page draw:name="page11" draw:style-name="dp1" draw:master-page-name="Standard">
        <draw:custom-shape draw:style-name="gr45" draw:text-style-name="P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6" draw:text-style-name="P5" draw:layer="layout" svg:width="3.15cm" svg:height="4cm" svg:x="1.85cm" svg:y="3.0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149cm" svg:height="4cm" svg:x="3.351cm" svg:y="3.0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officeooo:annotation svg:x="0cm" svg:y="0cm">
          <dc:date>2025-10-17T19:58:00</dc:date>
          <text:p/>
        </officeooo:annotation>
      </draw:page>
      <draw:page draw:name="page12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8" draw:text-style-name="P23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46" draw:text-style-name="P5" draw:layer="layout" svg:width="3.15cm" svg:height="4cm" draw:transform="rotate (1.5707963267949) translate (2.227cm 6.656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5" draw:layer="layout" svg:width="0.149cm" svg:height="4cm" draw:transform="rotate (1.5707963267949) translate (2.228cm 5.1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3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0" draw:text-style-name="P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46" draw:text-style-name="P5" draw:layer="layout" svg:width="3.15cm" svg:height="4cm" draw:transform="rotate (1.5707963267949) translate (2.25cm 6.6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51" draw:text-style-name="P5" draw:layer="layout" svg:width="1.575cm" svg:height="1.981cm" draw:transform="rotate (1.5707963267949) translate (2.251cm 5.07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51" draw:text-style-name="P5" draw:layer="layout" svg:width="1.575cm" svg:height="1.981cm" draw:transform="rotate (1.5707963267949) translate (4.251cm 6.653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4" draw:style-name="dp1" draw:master-page-name="Standard">
        <draw:custom-shape draw:style-name="gr52" draw:text-style-name="P23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3" draw:text-style-name="P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0" draw:text-style-name="P17" draw:layer="layout" svg:x1="0.7cm" svg:y1="5.111cm" svg:x2="8.2cm" svg:y2="5.111cm">
          <text:p/>
        </draw:line>
        <draw:g draw:style-name="gr2">
          <draw:custom-shape draw:style-name="gr54" draw:text-style-name="P23" draw:layer="layout" svg:width="1.778cm" svg:height="1.778cm" svg:x="5.6cm" svg:y="4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5" draw:layer="layout" svg:width="1.103cm" svg:height="1.103cm" svg:x="5.937cm" svg:y="4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line draw:style-name="gr56" draw:text-style-name="P17" draw:layer="layout" svg:x1="2.5cm" svg:y1="6.53cm" svg:x2="6.65cm" svg:y2="6.53cm">
            <text:p/>
          </draw:line>
          <draw:line draw:style-name="gr56" draw:text-style-name="P17" draw:layer="layout" svg:x1="2.5cm" svg:y1="6.93cm" svg:x2="6.65cm" svg:y2="6.93cm">
            <text:p/>
          </draw:line>
          <draw:line draw:style-name="gr56" draw:text-style-name="P17" draw:layer="layout" svg:x1="2.5cm" svg:y1="3.23cm" svg:x2="6.65cm" svg:y2="3.23cm">
            <text:p/>
          </draw:line>
          <draw:line draw:style-name="gr56" draw:text-style-name="P17" draw:layer="layout" svg:x1="2.5cm" svg:y1="3.63cm" svg:x2="6.65cm" svg:y2="3.63cm">
            <text:p/>
          </draw:line>
        </draw:g>
        <draw:g draw:style-name="gr2">
          <draw:custom-shape draw:style-name="gr57" draw:text-style-name="P5" draw:layer="layout" svg:width="1.575cm" svg:height="1.981cm" draw:transform="rotate (1.5707963267949) translate (2.588cm 5.868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5" draw:style-name="dp1" draw:master-page-name="Standard">
        <draw:custom-shape draw:style-name="gr58" draw:text-style-name="P26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9" draw:text-style-name="P27" draw:layer="layout" svg:width="4.75cm" svg:height="4.25cm" draw:transform="rotate (-1.5707963267949) translate (5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6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0" draw:text-style-name="P27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8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9" draw:text-style-name="P27" draw:layer="layout" svg:width="4.75cm" svg:height="4.25cm" draw:transform="rotate (-1.5707963267949) translate (6.9cm 2.705cm)">
          <text:p/>
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7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2" draw:text-style-name="P26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63" draw:text-style-name="P27" draw:layer="layout" svg:width="2.819cm" svg:height="2.54cm" draw:transform="rotate (-1.5707963267949) translate (4.7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3" draw:text-style-name="P27" draw:layer="layout" svg:width="2.819cm" svg:height="2.54cm" draw:transform="rotate (-1.5707963267949) translate (8.3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8" draw:style-name="dp1" draw:master-page-name="Standard">
        <draw:custom-shape draw:style-name="gr64" draw:text-style-name="P27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5" draw:text-style-name="P26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66" draw:text-style-name="P27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9" draw:text-style-name="P27" draw:layer="layout" svg:width="4.75cm" svg:height="4.25cm" draw:transform="rotate (-1.5707963267949) translate (5.2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9" draw:style-name="dp1" draw:master-page-name="Standard">
        <draw:custom-shape draw:style-name="gr67" draw:text-style-name="P8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8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9" draw:layer="layout" svg:width="4.5cm" svg:height="0.45cm" draw:transform="rotate (1.5707963267949) translate (3.2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9" draw:layer="layout" svg:width="4.5cm" svg:height="0.45cm" draw:transform="rotate (1.5707963267949) translate (4.0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0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9" draw:text-style-name="P9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8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9" draw:layer="layout" svg:width="4.5cm" svg:height="0.45cm" draw:transform="rotate (1.5707963267949) translate (5.5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9" draw:layer="layout" svg:width="4.5cm" svg:height="0.45cm" draw:transform="rotate (1.5707963267949) translate (6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1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7" draw:text-style-name="P8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1" draw:text-style-name="P9" draw:layer="layout" svg:width="3.048cm" svg:height="0.45cm" draw:transform="rotate (1.5707963267949) translate (5.9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3.048cm" svg:height="0.45cm" draw:transform="rotate (1.5707963267949) translate (6.7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3.048cm" svg:height="0.45cm" draw:transform="rotate (1.5707963267949) translate (7.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3.048cm" svg:height="0.45cm" draw:transform="rotate (1.5707963267949) translate (8.3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3.048cm" svg:height="0.45cm" draw:transform="rotate (1.5707963267949) translate (1.4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3.048cm" svg:height="0.45cm" draw:transform="rotate (1.5707963267949) translate (2.2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Standard">
        <draw:custom-shape draw:style-name="gr72" draw:text-style-name="P9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8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74" draw:text-style-name="P30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5" draw:text-style-name="P31" draw:layer="layout" svg:width="2.295cm" svg:height="5cm" svg:x="0.905cm" svg:y="2.5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3.048cm" svg:height="0.45cm" draw:transform="rotate (1.5707963267949) translate (3.7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3.048cm" svg:height="0.45cm" draw:transform="rotate (1.5707963267949) translate (4.5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0" draw:layer="layout" svg:width="3.048cm" svg:height="0.45cm" draw:transform="rotate (1.5707963267949) translate (1.4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0" draw:layer="layout" svg:width="3.048cm" svg:height="0.45cm" draw:transform="rotate (1.5707963267949) translate (2.2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3" draw:style-name="dp1" draw:master-page-name="Standard">
        <draw:custom-shape draw:style-name="gr77" draw:text-style-name="P10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8" draw:text-style-name="P11" draw:layer="layout" svg:width="4.182cm" svg:height="4.182cm" draw:transform="rotate (0.785398163397448) translate (1.25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79" draw:text-style-name="P11" draw:layer="layout" svg:width="1.786cm" svg:height="1.785cm" draw:transform="skewX (-0.00837758040957285) rotate (0.781383906117861) translate (0.71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0" draw:text-style-name="P11" draw:layer="layout" svg:width="4.6cm" svg:height="5.512cm" svg:x="5.25cm" svg:y="2.3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2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8" draw:text-style-name="P11" draw:layer="layout" svg:width="4.182cm" svg:height="4.182cm" draw:transform="rotate (0.785398163397448) translate (1.251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79" draw:text-style-name="P11" draw:layer="layout" svg:width="1.786cm" svg:height="1.785cm" draw:transform="skewX (-0.00837758040957285) rotate (0.781383906117861) translate (2.9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79" draw:text-style-name="P11" draw:layer="layout" svg:width="1.786cm" svg:height="1.785cm" draw:transform="skewX (-0.00837758040957285) rotate (0.781383906117861) translate (0.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79" draw:text-style-name="P11" draw:layer="layout" svg:width="1.786cm" svg:height="1.785cm" draw:transform="skewX (-0.00837758040957285) rotate (0.781383906117861) translate (5.2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7" draw:text-style-name="P10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9" draw:text-style-name="P11" draw:layer="layout" svg:width="1.786cm" svg:height="1.785cm" draw:transform="skewX (-0.00837758040957285) rotate (0.781383906117861) translate (1.4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79" draw:text-style-name="P11" draw:layer="layout" svg:width="1.786cm" svg:height="1.785cm" draw:transform="skewX (-0.00837758040957278) translate (4.131cm 4.188cm)">
          <text:p/>
          <draw:enhanced-geometry svg:viewBox="0 0 21600 21600" draw:mirror-horizontal="false" draw:mirror-vertical="false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79" draw:text-style-name="P11" draw:layer="layout" svg:width="1.786cm" svg:height="1.785cm" draw:transform="skewX (-0.00837758040957285) rotate (0.781383906117861) translate (6.0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6" draw:style-name="dp1" draw:master-page-name="Standard">
        <draw:custom-shape draw:style-name="gr82" draw:text-style-name="P1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3" draw:text-style-name="P33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4" draw:text-style-name="P10" draw:layer="layout" svg:width="3.05cm" svg:height="5cm" svg:x="4.95cm" svg:y="2.5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1" draw:layer="layout" svg:width="1.786cm" svg:height="1.785cm" draw:transform="skewX (-0.00837758040957285) rotate (0.781383906117861) translate (5.207cm 5.00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5" draw:text-style-name="P13" draw:layer="layout" svg:width="4.182cm" svg:height="4.182cm" svg:x="0.868cm" svg:y="2.989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7" draw:style-name="dp1" draw:master-page-name="Standard">
        <draw:custom-shape draw:style-name="gr86" draw:text-style-name="P1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custom-shape draw:style-name="gr26" draw:text-style-name="P15" draw:layer="layout" svg:width="0.75cm" svg:height="0.75cm" svg:x="2.25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351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452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2">
            <draw:custom-shape draw:style-name="gr26" draw:text-style-name="P15" draw:layer="layout" svg:width="0.75cm" svg:height="0.75cm" svg:x="4.454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3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2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  <draw:page draw:name="page28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7" draw:text-style-name="P15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g draw:style-name="gr2">
              <draw:custom-shape draw:style-name="gr26" draw:text-style-name="P15" draw:layer="layout" svg:width="0.75cm" svg:height="0.75cm" svg:x="3.3cm" svg:y="3.8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5.5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2">
              <draw:custom-shape draw:style-name="gr26" draw:text-style-name="P15" draw:layer="layout" svg:width="0.75cm" svg:height="0.75cm" svg:x="5.504cm" svg:y="5.55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 draw:style-name="gr2">
            <draw:g draw:style-name="gr2">
              <draw:custom-shape draw:style-name="gr26" draw:text-style-name="P15" draw:layer="layout" svg:width="0.75cm" svg:height="0.75cm" svg:x="2.2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3cm" svg:y="3.85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2">
              <draw:custom-shape draw:style-name="gr26" draw:text-style-name="P15" draw:layer="layout" svg:width="0.75cm" svg:height="0.75cm" svg:x="4.405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2.2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</draw:page>
      <draw:page draw:name="page29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6" draw:text-style-name="P1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custom-shape draw:style-name="gr26" draw:text-style-name="P15" draw:layer="layout" svg:width="0.75cm" svg:height="0.75cm" svg:x="1.846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947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048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2">
            <draw:custom-shape draw:style-name="gr26" draw:text-style-name="P15" draw:layer="layout" svg:width="0.75cm" svg:height="0.75cm" svg:x="4.05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9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1.8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26" draw:text-style-name="P15" draw:layer="layout" svg:width="0.75cm" svg:height="0.75cm" svg:x="7.552cm" svg:y="5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0.75cm" svg:height="0.75cm" svg:x="7.553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5" draw:layer="layout" svg:width="1.25cm" svg:height="4.25cm" svg:x="5.65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0" draw:style-name="dp1" draw:master-page-name="Standard">
        <draw:custom-shape draw:style-name="gr90" draw:text-style-name="P15" draw:layer="layout" svg:width="1.25cm" svg:height="2.25cm" svg:x="8.251cm" svg:y="5.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15" draw:layer="layout" svg:width="1.25cm" svg:height="2.25cm" svg:x="8.25cm" svg:y="2.75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35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2" draw:text-style-name="P1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93" draw:text-style-name="P36" draw:layer="layout" svg:width="7cm" svg:height="4.75cm" svg:x="1cm" svg:y="2.7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17" draw:layer="layout" svg:x1="0.7cm" svg:y1="5.08cm" svg:x2="9.5cm" svg:y2="5.08cm">
          <text:p/>
        </draw:line>
        <draw:g draw:style-name="gr2">
          <draw:g draw:style-name="gr2">
            <draw:custom-shape draw:style-name="gr26" draw:text-style-name="P15" draw:layer="layout" svg:width="0.75cm" svg:height="0.75cm" svg:x="2.051cm" svg:y="4.7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152cm" svg:y="4.7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253cm" svg:y="4.7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95" draw:text-style-name="P19" draw:layer="layout" svg:width="1.27cm" svg:height="1.27cm" svg:x="5.8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96" draw:text-style-name="P15" draw:layer="layout" svg:width="7cm" svg:height="0.713cm" svg:x="1.001cm" svg:y="6.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15" draw:layer="layout" svg:width="7cm" svg:height="0.802cm" svg:x="1.002cm" svg:y="2.6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15" draw:layer="layout" svg:width="0.75cm" svg:height="0.75cm" svg:x="6.06cm" svg:y="4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42:59.332406295</meta:creation-date>
    <dc:date>2025-10-17T21:18:11.945644791</dc:date>
    <meta:editing-duration>PT5H4M45S</meta:editing-duration>
    <meta:editing-cycles>64</meta:editing-cycles>
    <meta:generator>LibreOffice/24.2.7.2$Linux_X86_64 LibreOffice_project/420$Build-2</meta:generator>
    <meta:print-date>2025-10-17T19:15:04.611640517</meta:print-date>
    <meta:printed-by>PDF-Dateien</meta:printed-by>
    <meta:document-statistic meta:object-count="474"/>
  </office:meta>
</office:document-meta>
</file>